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9a0" officeooo:paragraph-rsid="00116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io fx702p Display Driver Protocol Notes</text:p>
      <text:p text:style-name="P1"/>
      <text:p text:style-name="P1"/>
      <text:p text:style-name="P1">There are two display driver ICs in the fx702p. They are identified here as CE1_driver and CE3 driver. CE1_driver is sent data that is displayed on the 5x7 dot matrix character positions on the LCD.</text:p>
      <text:p text:style-name="P1"/>
      <text:p text:style-name="P1">The interface is based on 4 bits of data and probably 5 bits of address, although in the traces here only 4 bits of data have been used.</text:p>
      <text:p text:style-name="P1"/>
      <text:p text:style-name="P1">The interface is register or command based, the OP signal is used to denote a command write or read.</text:p>
      <text:p text:style-name="P1"/>
      <text:p text:style-name="P1">Command</text:p>
      <text:p text:style-name="P1"/>
      <text:p text:style-name="P1">Addr <text:s text:c="2"/>Data <text:s text:c="3"/>Description</text:p>
      <text:p text:style-name="P1">3 <text:s text:c="9"/>C <text:s text:c="9"/>Which nibble page </text:p>
      <text:p text:style-name="P1">4 <text:s text:c="9"/>0 <text:s text:c="10"/>?</text:p>
      <text:p text:style-name="P1">5 <text:s text:c="9"/>8 <text:s text:c="10"/>Dot matrix update flag?</text:p>
      <text:p text:style-name="P1"/>
      <text:p text:style-name="P1">Data is then sent as a list of nibbles.</text:p>
      <text:p text:style-name="P1"/>
      <text:p text:style-name="P1">Page C and D are one half of the display, pages E and F are the other half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5:35:03.528263477</meta:creation-date>
    <dc:date>2020-02-13T05:42:11.055908765</dc:date>
    <meta:editing-duration>PT7M8S</meta:editing-duration>
    <meta:editing-cycles>1</meta:editing-cycles>
    <meta:document-statistic meta:table-count="0" meta:image-count="0" meta:object-count="0" meta:page-count="1" meta:paragraph-count="11" meta:word-count="133" meta:character-count="733" meta:non-whitespace-character-count="549"/>
    <meta:generator>LibreOffice/5.1.6.2$Linux_X86_64 LibreOffice_project/10m0$Build-2</meta:generator>
  </office:meta>
</office:document-meta>
</file>